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457cm"/>
    </style:style>
    <style:style style:name="co33" style:family="table-column">
      <style:table-column-properties fo:break-before="auto" style:column-width="5.353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65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344cm"/>
    </style:style>
    <style:style style:name="co38" style:family="table-column">
      <style:table-column-properties fo:break-before="auto" style:column-width="4.96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1.064cm"/>
    </style:style>
    <style:style style:name="co41" style:family="table-column">
      <style:table-column-properties fo:break-before="auto" style:column-width="1.261cm"/>
    </style:style>
    <style:style style:name="co26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82cm"/>
    </style:style>
    <style:style style:name="co43" style:family="table-column">
      <style:table-column-properties fo:break-before="auto" style:column-width="12.668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27" style:family="table-column">
      <style:table-column-properties fo:break-before="auto" style:column-width="1.933cm"/>
    </style:style>
    <style:style style:name="co23" style:family="table-column">
      <style:table-column-properties fo:break-before="auto" style:column-width="1.568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794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co70" style:family="table-column">
      <style:table-column-properties fo:break-before="auto" style:column-width="5.129cm"/>
    </style:style>
    <style:style style:name="co71" style:family="table-column">
      <style:table-column-properties fo:break-before="auto" style:column-width="5.241cm"/>
    </style:style>
    <style:style style:name="co72" style:family="table-column">
      <style:table-column-properties fo:break-before="auto" style:column-width="1.092cm"/>
    </style:style>
    <style:style style:name="co73" style:family="table-column">
      <style:table-column-properties fo:break-before="auto" style:column-width="1.035cm"/>
    </style:style>
    <style:style style:name="co74" style:family="table-column">
      <style:table-column-properties fo:break-before="auto" style:column-width="0.953cm"/>
    </style:style>
    <style:style style:name="co75" style:family="table-column">
      <style:table-column-properties fo:break-before="auto" style:column-width="10.51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956cm" fo:break-before="auto" style:use-optimal-row-height="false"/>
    </style:style>
    <style:style style:name="ro17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1.328cm" fo:break-before="auto" style:use-optimal-row-height="true"/>
    </style:style>
    <style:style style:name="ro24" style:family="table-row">
      <style:table-row-properties style:row-height="0.903cm" fo:break-before="auto" style:use-optimal-row-height="true"/>
    </style:style>
    <style:style style:name="ro25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14" style:family="table" style:master-page-name="Default">
      <style:table-properties table:display="true" style:writing-mode="lr-tb" tableooo:tab-color="#00ff00"/>
    </style:style>
    <style:style style:name="ta13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8" style:family="table" style:master-page-name="Default">
      <style:table-properties table:display="true" style:writing-mode="lr-tb" tableooo:tab-color="#009933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8019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fo:background-color="transparen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9" table:number-rows-spanned="1"/>
          <table:covered-table-cell table:number-columns-repeated="14" table:style-name="ce17"/>
          <table:covered-table-cell table:number-columns-repeated="3" table:style-name="ce14"/>
          <table:covered-table-cell table:style-name="ce17"/>
          <table:table-cell table:style-name="ce1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7" office:value-type="string">
            <text:p>Capellan Confeder.</text:p>
          </table:table-cell>
          <table:table-cell table:style-name="ce39" table:number-columns-spanned="19" table:number-rows-spanned="1"/>
          <table:covered-table-cell table:number-columns-repeated="14" table:style-name="ce39"/>
          <table:covered-table-cell table:number-columns-repeated="3" table:style-name="ce14"/>
          <table:covered-table-cell table:style-name="ce39"/>
          <table:table-cell table:style-name="ce39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21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1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3" office:value-type="string">
            <text:p>Free Worlds League</text:p>
          </table:table-cell>
          <table:table-cell table:style-name="ce34" table:number-columns-spanned="19" table:number-rows-spanned="1"/>
          <table:covered-table-cell table:number-columns-repeated="14" table:style-name="ce34"/>
          <table:covered-table-cell table:number-columns-repeated="3" table:style-name="ce14"/>
          <table:covered-table-cell table:style-name="ce34"/>
          <table:table-cell table:style-name="ce34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7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15" table:print="false">
        <office:forms form:automatic-focus="false" form:apply-design-mode="false"/>
        <table:table-column table:style-name="co70" table:default-cell-style-name="ce41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71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72" table:default-cell-style-name="ce9"/>
        <table:table-column table:style-name="co73" table:default-cell-style-name="ce9"/>
        <table:table-column table:style-name="co74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75" table:default-cell-style-name="ce9"/>
        <table:table-column table:style-name="co19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23">
          <table:table-cell table:style-name="ce40" office:value-type="string">
            <text:p>Locust IIC Mk 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  <text:p/>
          </table:table-cell>
          <table:table-cell office:value-type="float" office:value="878">
            <text:p>878</text:p>
          </table:table-cell>
          <table:table-cell office:value-type="string">
            <text:p>2 x ATM-3 (2t)</text:p>
            <text:p>1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1">
            <text:p>2081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ouncer A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6 Ferro</text:p>
            <text:p>(115)</text:p>
          </table:table-cell>
          <table:table-cell table:style-name="ce8" office:value-type="float" office:value="1836">
            <text:p>1836</text:p>
          </table:table-cell>
          <table:table-cell table:style-name="ce8" office:value-type="string">
            <text:p>2 x LRM-15 (4t)</text:p>
            <text:p>4 x ERMBL</text:p>
            <text:p>1 x ERSBL</text:p>
          </table:table-cell>
          <table:table-cell table:style-name="ce8" office:value-type="string">
            <text:p>12 Double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table:number-columns-repeated="2"/>
          <table:table-cell table:style-name="ce8"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hantom A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LRM-5 (1t)</text:p>
            <text:p>5 x ERSBL</text:p>
            <text:p>1 x ER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office:value-type="string">
            <text:p>Ice Ferret A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LBX-2 (1t)</text:p>
            <text:p>2 x ERMB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8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25">
          <table:table-cell table:style-name="ce11" office:value-type="string">
            <text:p>Orion IIC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table:style-name="ce8" office:value-type="float" office:value="2392">
            <text:p>2392</text:p>
          </table:table-cell>
          <table:table-cell table:style-name="ce8" office:value-type="string">
            <text:p>1 x Gauss Rifle (2t)</text:p>
            <text:p>1 x LRM-20 (3t)</text:p>
            <text:p>1 x SRM-4 (1t)</text:p>
            <text:p>2 x ERLBL</text:p>
          </table:table-cell>
          <table:table-cell table:style-name="ce8" office:value-type="string">
            <text:p>12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Heavy Brawler</text:p>
          </table:table-cell>
          <table:table-cell table:style-name="ce43"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4">
          <table:table-cell table:style-name="ce42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2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42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9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29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2">
          <table:table-cell table:style-name="ce5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-08-22</text:date>, <text:time>10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22T10:39:18.61</dc:date>
    <meta:editing-duration>P42DT22H22M23S</meta:editing-duration>
    <meta:editing-cycles>190</meta:editing-cycles>
    <meta:generator>OpenOffice/4.1.7$Win32 OpenOffice.org_project/417m1$Build-9800</meta:generator>
    <meta:document-statistic meta:table-count="11" meta:cell-count="3040" meta:object-count="0"/>
  </office:meta>
</office:document-meta>
</file>